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/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W</text:p>
          </table:table-cell>
          <table:table-cell office:value-type="string" table:style-name="ce1">
            <text:p>STBW</text:p>
          </table:table-cell>
          <table:table-cell office:value-type="string" table:style-name="ce1">
            <text:p>Einhei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0</text:p>
          </table:table-cell>
          <table:table-cell office:value-type="float" office:value="-1.0999999999999999E-2" table:style-name="ce1">
            <text:p>-0,01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µ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44" table:style-name="ce1">
            <text:p>14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µ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239" table:style-name="ce1">
            <text:p>23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µ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center</text:p>
          </table:table-cell>
          <table:table-cell office:value-type="float" office:value="899" table:style-name="ce1">
            <text:p>8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µ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öhe Peak</text:p>
          </table:table-cell>
          <table:table-cell office:value-type="float" office:value="1.33" table:style-name="ce1">
            <text:p>1,33</text:p>
          </table:table-cell>
          <table:table-cell office:value-type="float" office:value="0.05" table:style-name="ce1">
            <text:p>0,05</text:p>
          </table:table-cell>
          <table:table-cell office:value-type="string" table:style-name="ce1">
            <text:p>ra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öhePeak gesamt:</text:p>
          </table:table-cell>
          <table:table-cell office:value-type="float" office:value="1.3190000000000002" table:formula="of:=[.B3]+[.B7]" table:style-name="ce1">
            <text:p>1,319</text:p>
          </table:table-cell>
          <table:table-cell office:value-type="float" office:value="5.0990195135927854E-2" table:formula="of:=SQRT([.C3]^2+[.C7]^2)" table:style-name="ce1">
            <text:p>0,050990195</text:p>
          </table:table-cell>
          <table:table-cell office:value-type="string" table:style-name="ce1">
            <text:p>ra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rundet</text:p>
          </table:table-cell>
          <table:table-cell office:value-type="float" office:value="1.3190000000000002" table:formula="of:=[.B9]" table:style-name="ce2">
            <text:p>1,32</text:p>
          </table:table-cell>
          <table:table-cell office:value-type="float" office:value="5.0990195135927854E-2" table:formula="of:=[.C9]" table:style-name="ce2">
            <text:p>0,05</text:p>
          </table:table-cell>
          <table:table-cell office:value-type="string" table:style-name="ce1">
            <text:p>ra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ortierte Dat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echungsindex</text:p>
          </table:table-cell>
          <table:table-cell office:value-type="float" office:value="1.39" table:style-name="ce1">
            <text:p>1,39</text:p>
          </table:table-cell>
          <table:table-cell office:value-type="float" office:value="0.04" table:style-name="ce1">
            <text:p>0,0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pplerwinkel</text:p>
          </table:table-cell>
          <table:table-cell office:value-type="float" office:value="2.29" table:style-name="ce1">
            <text:p>2,29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d</text:p>
          </table:table-cell>
          <table:table-cell office:value-type="string" table:style-name="ce1">
            <text:p>MEGA UNGENAU könnte auch 3,9 sein ----&gt; (???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.9968039870670144E-2" table:formula="of:=[.B14]*(PI()/180)" table:style-name="ce1">
            <text:p>0,03996804</text:p>
          </table:table-cell>
          <table:table-cell table:style-name="ce1"/>
          <table:table-cell office:value-type="string" table:style-name="ce1">
            <text:p>rad</text:p>
          </table:table-cell>
          <table:table-cell office:value-type="string" table:style-name="ce1">
            <text:p>Quelle: Mitschri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-A-Scan</text:p>
          </table:table-cell>
          <table:table-cell office:value-type="float" office:value="8.3333333333333331E-5" table:formula="of:=1/12000" table:style-name="ce1">
            <text:p>8,33333E-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ambda0</text:p>
          </table:table-cell>
          <table:table-cell office:value-type="float" office:value="845" table:style-name="ce1">
            <text:p>845</text:p>
          </table:table-cell>
          <table:table-cell office:value-type="float" office:value="35" table:style-name="ce3">
            <text:p>35</text:p>
          </table:table-cell>
          <table:table-cell office:value-type="string" table:style-name="ce1">
            <text:p>n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pilarinnendurchm.</text:p>
          </table:table-cell>
          <table:table-cell office:value-type="float" office:value="58.1" table:style-name="ce1">
            <text:p>58,1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Pixel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90.5" table:formula="of:=[.B18]*5" table:style-name="ce1">
            <text:p>290,5</text:p>
          </table:table-cell>
          <table:table-cell office:value-type="float" office:value="6.5" table:formula="of:=[.C18]*5" table:style-name="ce1">
            <text:p>6,5</text:p>
          </table:table-cell>
          <table:table-cell office:value-type="string" table:style-name="ce1">
            <text:p>µ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max =</text:p>
          </table:table-cell>
          <table:table-cell office:value-type="float" office:value="19322695.711650927" table:formula="of:=([.B7]*[.B17])/([.B16]*4*PI()*[.B13]*SIN([.B15]))" table:style-name="ce1">
            <text:p>19322695,71</text:p>
          </table:table-cell>
          <table:table-cell office:value-type="float" office:value="1227895.9430985881" table:formula="of:=SQRT(([.C9]/[.B9])^2+([.C13]/[.B13])^2+([.C17]/[.B17])^2)*[.B20]" table:style-name="ce1">
            <text:p>1227895,943</text:p>
          </table:table-cell>
          <table:table-cell office:value-type="string" table:style-name="ce1">
            <text:p>nm/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olumenstrom</text:p>
          </table:table-cell>
          <table:table-cell office:value-type="float" office:value="640353627297.7323" table:formula="of:=(PI()*([.B19]/2)^2*[.B20])/2" table:style-name="ce1">
            <text:p>6,40354E+11</text:p>
          </table:table-cell>
          <table:table-cell office:value-type="float" office:value="49769937701.520706" table:formula="of:=SQRT(([.C20]/[.B20])^2+(2*[.C19]/[.B19])^2)*[.B21]" table:style-name="ce1">
            <text:p>49769937702</text:p>
          </table:table-cell>
          <table:table-cell office:value-type="string" table:style-name="ce1">
            <text:p>10^-21 m³/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6.4035362729773229E-4" table:formula="of:=[.B21]*(10^-21)*(10^6)" table:style-name="ce1">
            <text:p>0,000640354</text:p>
          </table:table-cell>
          <table:table-cell office:value-type="float" office:value="4.9769937701520697E-5" table:formula="of:=[.C21]*(10^-21)*(10^6)" table:style-name="ce1">
            <text:p>4,97699E-05</text:p>
          </table:table-cell>
          <table:table-cell office:value-type="string" table:style-name="ce1">
            <text:p>ml/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.3052730582718364" table:formula="of:=[.B22]*3600" table:style-name="ce1">
            <text:p>2,305273058</text:p>
          </table:table-cell>
          <table:table-cell office:value-type="float" office:value="0.17917177572547452" table:formula="of:=[.C22]*3600" table:style-name="ce1">
            <text:p>0,179171776</text:p>
          </table:table-cell>
          <table:table-cell office:value-type="string" table:style-name="ce1">
            <text:p>ml/h</text:p>
          </table:table-cell>
          <table:table-cell table:number-columns-repeated="16380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ximilian Obst</dc:creator>
    <meta:creation-date>2016-11-08T21:17:08Z</meta:creation-date>
    <dc:date>2016-11-12T17:45:51Z</dc:date>
    <meta:editing-cycles>2</meta:editing-cycles>
    <meta:editing-duration>PT0S</meta:editing-duration>
  </office:meta>
</office:document-meta>
</file>